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a99c2"/>
    </style:style>
    <style:style style:name="P2" style:family="paragraph" style:parent-style-name="Text_20_body">
      <style:text-properties officeooo:rsid="001a99c2" officeooo:paragraph-rsid="001a99c2"/>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ea84" officeooo:paragraph-rsid="0019ea84"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907f" officeooo:paragraph-rsid="001a907f" style:text-blinking="false" fo:background-color="transparent"/>
    </style:style>
    <style:style style:name="T1" style:family="text">
      <style:text-properties officeooo:rsid="0019ea84"/>
    </style:style>
    <style:style style:name="T2" style:family="text">
      <style:text-properties fo:color="#222222" style:font-name="Arial1" fo:font-size="9.75pt" fo:letter-spacing="normal"/>
    </style:style>
    <style:style style:name="T3" style:family="text">
      <style:text-properties fo:color="#222222" style:font-name="Arial1" fo:font-size="9.75pt" fo:letter-spacing="normal" fo:font-style="italic"/>
    </style:style>
    <style:style style:name="T4" style:family="text">
      <style:text-properties officeooo:rsid="001a99c2"/>
    </style:style>
    <style:style style:name="T5" style:family="text">
      <style:text-properties officeooo:rsid="001c29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7cd06e97-7fff-6007-4baf-bbf0ec7bc5ce"/>Aim: To find the time for evolution of Eukaryotes from Prokaryotes.</text:p>
      <text:p text:style-name="Text_20_body"/>
      <text:p text:style-name="P3">We all know that the evolution of Eukaryotes from a Prokaryotes was a singular event in History of Evolution. It took a massive amount of time for bacteria to evolve (~ 2 billion years and then from there it remains the same), and the evolution of Eukaryotes happened very quickly like an blink of an eye in Evolutionary time scale. We don’t get to see fossils of any intermediate between eukaryotes and <text:span text:style-name="T5">prokaryote</text:span>, which suggest that the speed of evolution was very fast.</text:p>
      <text:p text:style-name="Text_20_body"/>
      <text:p text:style-name="P3">And nearly all the eukaryotes have same kind of proteins which suggest a very recent origin.</text:p>
      <text:p text:style-name="Text_20_body"/>
      <text:p text:style-name="P3">Stages:Archaea Engulf a Bacteria</text:p>
      <text:p text:style-name="P3">The number of Bacteria grows inside the archaea.</text:p>
      <text:p text:style-name="P3">Bacteria stated to shed its genes.</text:p>
      <text:p text:style-name="P3">The extra energy generated by the bacteria is used for making extra protein </text:p>
      <text:p text:style-name="P3">Parasitic DNA</text:p>
      <text:p text:style-name="P3">Split genes</text:p>
      <text:p text:style-name="P3">Speed of Spliceosomes</text:p>
      <text:p text:style-name="P3">Development of nucleus</text:p>
      <text:p text:style-name="Text_20_body"/>
      <text:p text:style-name="P3">Archea engulfing Bacteria:</text:p>
      <text:p text:style-name="Text_20_body"/>
      <text:p text:style-name="P3">Singular event, could happen by chance </text:p>
      <text:p text:style-name="Text_20_body"/>
      <text:p text:style-name="P3">The number of bacteria growing inside the Archea;</text:p>
      <text:p text:style-name="Text_20_body"/>
      <text:p text:style-name="P3">As the bacteria have a stable environment to grow upon, it could multiply pretty rapidly and reach saturation.</text:p>
      <text:p text:style-name="Text_20_body"/>
      <text:p text:style-name="P3">Bacteria Started to shed its genes, </text:p>
      <text:p text:style-name="P3">Due to stable environme<text:span text:style-name="T1">n</text:span>t, bac<text:span text:style-name="T1">teria no longer needs the extra genes required for survival.</text:span></text:p>
      <text:p text:style-name="P3"/>
      <text:p text:style-name="P4">Generates Extra energy:</text:p>
      <text:p text:style-name="P4">The extra energy is used to fuel the production of extra proteins which increase the size of host cell and also sustain the energy cost of production of new proteins.</text:p>
      <text:p text:style-name="P4"/>
      <text:p text:style-name="P4">Parasitic DNA </text:p>
      <text:p text:style-name="P5">Parasitic DNA or transposoons are segments of DNA which are capable of making copies and incorporating them inside the genome.</text:p>
      <text:p text:style-name="P5"><text:soft-page-break/>This could explains the split genes found in modern Eukaryotes.</text:p>
      <text:p text:style-name="P5"/>
      <text:p text:style-name="P5"/>
      <text:p text:style-name="P5">Spliceosomes: </text:p>
      <text:p text:style-name="P5"/>
      <text:p text:style-name="P5"><text:span text:style-name="T2">Martin, W. and Koonin, E.V., 2006. Introns and the origin of nucleus–cytosol compartmentalization. </text:span><text:span text:style-name="T3">Nature</text:span><text:span text:style-name="T2">, </text:span><text:span text:style-name="T3">440</text:span><text:span text:style-name="T2">(7080), p.41.</text:span></text:p>
      <text:p text:style-name="Text_20_body"/>
      <text:p text:style-name="Text_20_body"/>
      <text:p text:style-name="P2">Speed of Spliceosomes:</text:p>
      <text:p text:style-name="P1"/>
      <text:p text:style-name="P1"><text:span text:style-name="T4">The speed of Spliceosomes posed a problem since the rate of translation through rRNA is very fast as compared to the rate of splicing , there was a need of development of compartmentalisation for splicing to be done separately from the translation. Hence the nucleus was developed.</text:span><text:lin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18:09:22.288597046</meta:creation-date>
    <dc:date>2018-09-17T03:20:01.505386372</dc:date>
    <meta:editing-duration>PT16M8S</meta:editing-duration>
    <meta:editing-cycles>3</meta:editing-cycles>
    <meta:generator>LibreOffice/6.1.0.3$Linux_X86_64 LibreOffice_project/f663d5e6bbc10760d525e14882490d040a42706d</meta:generator>
    <meta:document-statistic meta:table-count="0" meta:image-count="0" meta:object-count="0" meta:page-count="2" meta:paragraph-count="26" meta:word-count="339" meta:character-count="2071" meta:non-whitespace-character-count="1753"/>
  </office:meta>
</office:document-meta>
</file>